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table:style-name="Default"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table:style-name="Default"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97.183.</text:p>
          </table:table-cell>
          <table:table-cell office:value-type="string" calcext:value-type="string">
            <text:p>660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9=</text:p>
          </table:table-cell>
          <table:table-cell office:value-type="string" calcext:value-type="string">
            <text:p>97.1671.</text:p>
          </table:table-cell>
          <table:table-cell office:value-type="string" calcext:value-type="string">
            <text:p>6704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 office:value-type="string" calcext:value-type="string">
            <text:p>97.152</text:p>
          </table:table-cell>
          <table:table-cell office:value-type="string" calcext:value-type="string">
            <text:p>680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97.1359.</text:p>
          </table:table-cell>
          <table:table-cell office:value-type="string" calcext:value-type="string">
            <text:p>6896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97.120138|</text:p>
          </table:table-cell>
          <table:table-cell office:value-type="string" calcext:value-type="string">
            <text:p>6992.6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12:09:36.1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14T12:11:00.931000000</dc:date>
    <meta:editing-duration>P6DT1H53M18S</meta:editing-duration>
    <meta:editing-cycles>2386</meta:editing-cycles>
    <meta:document-statistic meta:table-count="6" meta:cell-count="13211" meta:object-count="0"/>
  </office:meta>
</office:document-meta>
</file>